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ef3ac" officeooo:paragraph-rsid="004b32f5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58e9e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e84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13104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b32f5"/>
    </style:style>
    <style:style style:name="P9" style:family="paragraph" style:parent-style-name="Standard">
      <style:text-properties style:font-name="BetecknaLowerCase1" officeooo:rsid="001290e9" officeooo:paragraph-rsid="004b32f5"/>
    </style:style>
    <style:style style:name="P10" style:family="paragraph" style:parent-style-name="Text_20_body">
      <style:paragraph-properties fo:text-align="end" style:justify-single-word="false"/>
      <style:text-properties officeooo:paragraph-rsid="00458e9e"/>
    </style:style>
    <style:style style:name="P11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d52f6" style:font-size-asian="6pt" style:font-size-complex="6pt"/>
    </style:style>
    <style:style style:name="P12" style:family="paragraph">
      <style:text-properties style:font-name="BetecknaLowerCase1" fo:font-size="96pt" style:font-size-asian="96pt" style:font-size-complex="96pt"/>
    </style:style>
    <style:style style:name="P13" style:family="paragraph">
      <style:text-properties style:font-name="FreeSans1" fo:font-size="12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text-properties style:font-name="FreeSans1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officeooo:rsid="004b32f5" style:font-name-asian="FreeSans" style:font-name-complex="FreeSans"/>
    </style:style>
    <style:style style:name="T4" style:family="text">
      <style:text-properties officeooo:rsid="00176610"/>
    </style:style>
    <style:style style:name="T5" style:family="text">
      <style:text-properties officeooo:rsid="00200441"/>
    </style:style>
    <style:style style:name="T6" style:family="text">
      <style:text-properties style:use-window-font-color="true" officeooo:rsid="004a92bd" style:font-size-complex="10pt"/>
    </style:style>
    <style:style style:name="T7" style:family="text">
      <style:text-properties fo:text-transform="lowercase" fo:font-size="48pt" officeooo:rsid="004a92bd" style:font-size-asian="48pt" style:font-size-complex="48pt"/>
    </style:style>
    <style:style style:name="T8" style:family="text">
      <style:text-properties fo:text-transform="lowercase" officeooo:rsid="004a92bd" style:font-size-complex="2pt"/>
    </style:style>
    <style:style style:name="T9" style:family="text">
      <style:text-properties fo:text-transform="lowercase" fo:font-size="4pt" officeooo:rsid="004a92bd" style:font-size-asian="4pt" style:font-size-complex="4pt"/>
    </style:style>
    <style:style style:name="T10" style:family="text">
      <style:text-properties officeooo:rsid="00477ff5"/>
    </style:style>
    <style:style style:name="T11" style:family="text">
      <style:text-properties officeooo:rsid="001a7abf"/>
    </style:style>
    <style:style style:name="T12" style:family="text">
      <style:text-properties officeooo:rsid="001f5956"/>
    </style:style>
    <style:style style:name="T13" style:family="text">
      <style:text-properties style:font-name="BetecknaLowerCase1" fo:font-size="96pt" style:font-size-asian="96pt" style:font-size-complex="96pt"/>
    </style:style>
    <style:style style:name="T14" style:family="text">
      <style:text-properties style:font-name="FreeSans1" fo:font-size="12pt"/>
    </style:style>
    <style:style style:name="T15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1cm" svg:stroke-color="#000000" draw:marker-start-width="0.42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vg:stroke-width="0.051cm" svg:stroke-color="#000000" draw:marker-start-width="0.42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3.687cm" svg:height="6.111cm" svg:x="2.021cm" svg:y="1.579cm">
        <draw:text-box>
          <text:p><text:span text:style-name="T13">q</text:span></text:p>
        </draw:text-box>
      </draw:frame>
      <draw:frame text:anchor-type="page" text:anchor-page-number="1" draw:z-index="1" draw:style-name="gr2" draw:text-style-name="P13" svg:width="0.237cm" svg:height="0.511cm" svg:x="5.025cm" svg:y="3.715cm">
        <draw:text-box>
          <text:p><text:span text:style-name="T14">1</text:span></text:p>
        </draw:text-box>
      </draw:frame>
      <draw:path text:anchor-type="page" text:anchor-page-number="1" draw:z-index="2" draw:style-name="gr3" draw:text-style-name="P14" svg:width="1.02cm" svg:height="0.524cm" draw:transform="rotate (-0.313635666583381) translate (4.26360192989634cm 4.20072239704047cm)" svg:viewBox="0 0 1021 525" svg:d="M0 40c777-159 935 190 1021 485">
        <text:p/>
      </draw:path>
      <draw:path text:anchor-type="page" text:anchor-page-number="1" draw:z-index="3" draw:style-name="gr4" draw:text-style-name="P14" svg:width="1.579cm" svg:height="2.18cm" draw:transform="rotate (-0.313810199508581) translate (3.23468392589049cm 3.90880505758143cm)" svg:viewBox="0 0 1580 2181" svg:d="M1069 0c-2026 403-778 3021 511 1907">
        <text:p/>
      </draw:path>
      <draw:rect text:anchor-type="page" text:anchor-page-number="1" draw:z-index="4" draw:style-name="gr5" draw:text-style-name="P15" svg:width="0.209cm" svg:height="0.403cm" svg:x="4.688cm" svg:y="4.239cm">
        <text:p/>
      </draw:rect>
      <draw:line text:anchor-type="page" text:anchor-page-number="1" draw:z-index="5" draw:style-name="gr6" draw:text-style-name="P15" svg:x1="4.793cm" svg:y1="3.9cm" svg:x2="4.811cm" svg:y2="6.68cm">
        <text:p/>
      </draw:line>
      <draw:line text:anchor-type="page" text:anchor-page-number="1" draw:z-index="6" draw:style-name="gr7" draw:text-style-name="P15" svg:x1="5.075cm" svg:y1="5.015cm" svg:x2="5.075cm" svg:y2="6.65cm">
        <text:p/>
      </draw:line>
      <draw:frame text:anchor-type="page" text:anchor-page-number="1" draw:z-index="7" draw:style-name="gr8" draw:text-style-name="P16" svg:width="0.237cm" svg:height="0.579cm" svg:x="5.228cm" svg:y="4.93cm">
        <draw:text-box>
          <text:p><text:span text:style-name="T15">2</text:span></text:p>
        </draw:text-box>
      </draw:frame>
      <text:p text:style-name="P4">LATIN <text:span text:style-name="T4">SMALL</text:span> LETTER <text:span text:style-name="T10">Q</text:span></text:p>
      <text:p text:style-name="P5">Das <text:span text:style-name="T4">kleine</text:span> <text:span text:style-name="T10">Ku</text:span></text:p>
      <text:p text:style-name="P1"/>
      <text:p text:style-name="P2"><text:span text:style-name="T3">qualifiziert </text:span><text:span text:style-name="T2">•</text:span><text:span text:style-name="T11"> qualmen</text:span><text:span text:style-name="T3"> </text:span><text:span text:style-name="T2">•</text:span><text:span text:style-name="T11"> quer</text:span><text:span text:style-name="T3"> </text:span><text:span text:style-name="T2">•</text:span><text:span text:style-name="T11"> quietschen</text:span></text:p>
      <text:p text:style-name="P10"><text:span text:style-name="Outline_5f_very_5f_large"><text:span text:style-name="T6">qqqqqqq</text:span></text:span></text:p>
      <text:p text:style-name="P3"><text:span text:style-name="Outline_5f_large"><text:span text:style-name="T7">qqqqqqqqqqqqqqqqqqqq</text:span></text:span></text:p>
      <text:p text:style-name="P9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8"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text:span text:style-name="Outline"><text:span text:style-name="T9"> </text:span></text:span><text:span text:style-name="Outline"><text:span text:style-name="T8">q</text:span></text:span></text:p>
      <text:p text:style-name="P7"><draw:line text:anchor-type="paragraph" draw:z-index="8" draw:style-name="gr9" draw:text-style-name="P15" svg:x1="0cm" svg:y1="0.319cm" svg:x2="17cm" svg:y2="0.319cm"><text:p/></draw:line><draw:line text:anchor-type="paragraph" draw:z-index="9" draw:style-name="gr9" draw:text-style-name="P15" svg:x1="0cm" svg:y1="0.72cm" svg:x2="17cm" svg:y2="0.72cm"><text:p/></draw:line><draw:line text:anchor-type="paragraph" draw:z-index="10" draw:style-name="gr9" draw:text-style-name="P15" svg:x1="0cm" svg:y1="0.921cm" svg:x2="17cm" svg:y2="0.921cm"><text:p/></draw:line><draw:line text:anchor-type="paragraph" draw:z-index="11" draw:style-name="gr9" draw:text-style-name="P15" svg:x1="0cm" svg:y1="0.52cm" svg:x2="17cm" svg:y2="0.52cm"><text:p/></draw:line><text:span text:style-name="Outline"><text:span text:style-name="T5">q</text:span></text:span></text:p>
      <text:p text:style-name="P6"><draw:line text:anchor-type="paragraph" draw:z-index="12" draw:style-name="gr9" draw:text-style-name="P15" svg:x1="0cm" svg:y1="0.319cm" svg:x2="17cm" svg:y2="0.319cm"><text:p/></draw:line><draw:line text:anchor-type="paragraph" draw:z-index="13" draw:style-name="gr9" draw:text-style-name="P15" svg:x1="0cm" svg:y1="0.921cm" svg:x2="17cm" svg:y2="0.921cm"><text:p/></draw:line><text:span text:style-name="Outline"><text:span text:style-name="T5">q</text:span></text:span></text:p>
      <text:p text:style-name="P11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9:54.255761099</dc:date>
    <dc:creator>Stephan Kreutzer</dc:creator>
    <meta:editing-duration>PT2H52M39S</meta:editing-duration>
    <meta:editing-cycles>69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3" meta:character-count="1194" meta:non-whitespace-character-count="712"/>
  </office:meta>
</office:document-meta>
</file>